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713">
      <style:table-properties style:writing-mode="lr-tb"/>
    </style:style>
    <style:style style:family="table-column" style:name="a714">
      <style:table-column-properties style:column-width="1.3189in"/>
    </style:style>
    <style:style style:family="table-column" style:name="a1210">
      <style:table-column-properties style:column-width="0.6937in"/>
    </style:style>
    <style:style style:family="table-row" style:name="a715">
      <style:table-row-properties style:row-height="0.3689in"/>
    </style:style>
    <style:style style:family="table-column" style:name="a1211">
      <style:table-column-properties style:column-width="0.6937in"/>
    </style:style>
    <style:style style:family="text" style:name="a716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1212">
      <style:table-column-properties style:column-width="0.69173in"/>
    </style:style>
    <style:style style:family="paragraph" style:name="a7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1213">
      <style:table-column-properties style:column-width="0.69173in"/>
    </style:style>
    <style:style style:family="table-cell" style:name="a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4">
      <style:table-row-properties style:row-height="0.3689in"/>
    </style:style>
    <style:style style:family="table" style:name="a719">
      <style:table-properties style:writing-mode="lr-tb"/>
    </style:style>
    <style:style style:family="text" style:name="a1215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8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9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able-column" style:name="a720">
      <style:table-column-properties style:column-width="1.3189in"/>
    </style:style>
    <style:style style:family="table-row" style:name="a721">
      <style:table-row-properties style:row-height="0.3689in"/>
    </style:style>
    <style:style style:family="text" style:name="a722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727" svg:stroke-opacity="100%" draw:auto-grow-width="false" draw:auto-grow-height="false"/>
      <style:paragraph-properties style:font-independent-line-spacing="false" style:writing-mode="lr-tb"/>
    </style:style>
    <style:style style:family="text" style:name="a122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7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731" svg:stroke-opacity="100%" draw:auto-grow-width="false" draw:auto-grow-height="false"/>
      <style:paragraph-properties style:font-independent-line-spacing="fals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73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735" svg:stroke-opacity="100%" draw:auto-grow-width="false" draw:auto-grow-height="false"/>
      <style:paragraph-properties style:font-independent-line-spacing="false" style:writing-mode="lr-tb"/>
    </style:style>
    <style:style style:family="table-cell" style:name="a1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6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9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739" svg:stroke-opacity="100%" draw:auto-grow-width="false" draw:auto-grow-height="false"/>
      <style:paragraph-properties style:font-independent-line-spacing="fals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7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12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5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248">
      <style:table-properties style:writing-mode="lr-tb"/>
    </style:style>
    <style:style style:family="table-column" style:name="a1249">
      <style:table-column-properties style:column-width="0.86772in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" style:name="a753">
      <style:table-properties style:writing-mode="lr-tb"/>
    </style:style>
    <style:style style:family="table-column" style:name="a754">
      <style:table-column-properties style:column-width="1.23583in"/>
    </style:style>
    <style:style style:family="table-column" style:name="a755">
      <style:table-column-properties style:column-width="1.23701in"/>
    </style:style>
    <style:style style:family="table-column" style:name="a1250">
      <style:table-column-properties style:column-width="0.86772in"/>
    </style:style>
    <style:style style:family="table-row" style:name="a756">
      <style:table-row-properties style:row-height="0.38268in"/>
    </style:style>
    <style:style style:family="table-column" style:name="a1251">
      <style:table-column-properties style:column-width="0.86772in"/>
    </style:style>
    <style:style style:family="text" style:name="a757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1252">
      <style:table-column-properties style:column-width="0.86772in"/>
    </style:style>
    <style:style style:family="paragraph" style:name="a7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1253">
      <style:table-column-properties style:column-width="0.86693in"/>
    </style:style>
    <style:style style:family="table-cell" style:name="a7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54">
      <style:table-row-properties style:row-height="0.3689in"/>
    </style:style>
    <style:style style:family="text" style:name="a1255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8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60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6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7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008">
      <style:table-properties style:writing-mode="lr-tb"/>
    </style:style>
    <style:style style:family="table-column" style:name="a1009">
      <style:table-column-properties style:column-width="0.69213in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270">
      <style:table-properties style:writing-mode="lr-tb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71">
      <style:table-column-properties style:column-width="0.88701in"/>
    </style:style>
    <style:style style:family="graphic" style:name="a7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olumn" style:name="a1272">
      <style:table-column-properties style:column-width="0.88701in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73">
      <style:table-row-properties style:row-height="0.3689in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7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010">
      <style:table-column-properties style:column-width="0.69213in"/>
    </style:style>
    <style:style style:family="table-column" style:name="a1011">
      <style:table-column-properties style:column-width="0.69213in"/>
    </style:style>
    <style:style style:family="table-column" style:name="a1012">
      <style:table-column-properties style:column-width="0.69213in"/>
    </style:style>
    <style:style style:family="table-column" style:name="a1013">
      <style:table-column-properties style:column-width="0.69213in"/>
    </style:style>
    <style:style style:family="table-column" style:name="a1014">
      <style:table-column-properties style:column-width="0.6937in"/>
    </style:style>
    <style:style style:family="table-column" style:name="a1015">
      <style:table-column-properties style:column-width="0.6937in"/>
    </style:style>
    <style:style style:family="table-column" style:name="a1016">
      <style:table-column-properties style:column-width="0.6937in"/>
    </style:style>
    <style:style style:family="table-column" style:name="a1017">
      <style:table-column-properties style:column-width="0.6937in"/>
    </style:style>
    <style:style style:family="table-column" style:name="a1018">
      <style:table-column-properties style:column-width="0.69173in"/>
    </style:style>
    <style:style style:family="table-column" style:name="a1019">
      <style:table-column-properties style:column-width="0.69173in"/>
    </style:style>
    <style:style style:family="graphic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785">
      <style:table-properties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86">
      <style:table-column-properties style:column-width="0.9248in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87">
      <style:table-column-properties style:column-width="0.9248in"/>
    </style:style>
    <style:style style:family="graphic" style:name="a12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able-column" style:name="a788">
      <style:table-column-properties style:column-width="0.9248in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89">
      <style:table-column-properties style:column-width="0.9248in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20">
      <style:table-row-properties style:row-height="0.3689in"/>
    </style:style>
    <style:style style:family="text" style:name="a1021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23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02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26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027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29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802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90">
      <style:table-column-properties style:column-width="0.9248in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791">
      <style:table-column-properties style:column-width="0.92677in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792">
      <style:table-row-properties style:row-height="0.3689in"/>
    </style:style>
    <style:style style:family="graphic" style:name="a13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3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7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32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033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35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036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38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able" style:name="a811">
      <style:table-properties style:writing-mode="lr-tb"/>
    </style:style>
    <style:style style:family="text" style:name="a1039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812">
      <style:table-column-properties style:column-width="1.3189in"/>
    </style:style>
    <style:style style:family="table-row" style:name="a813">
      <style:table-row-properties style:row-height="0.3689in"/>
    </style:style>
    <style:style style:family="text" style:name="a81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17">
      <style:table-properties style:writing-mode="lr-tb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18">
      <style:table-column-properties style:column-width="1.3189in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19">
      <style:table-row-properties style:row-height="0.3689in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41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042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44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045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47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820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48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825" svg:stroke-opacity="100%" draw:auto-grow-width="false" draw:auto-grow-height="false"/>
      <style:paragraph-properties style:font-independent-line-spacing="false" style:writing-mode="lr-tb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50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051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53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05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829" svg:stroke-opacity="100%" draw:auto-grow-width="false" draw:auto-grow-height="false"/>
      <style:paragraph-properties style:font-independent-line-spacing="false" style:writing-mode="lr-tb"/>
    </style:style>
    <style:style style:family="graphic" style:name="a10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833" svg:stroke-opacity="100%" draw:auto-grow-width="false" draw:auto-grow-height="false"/>
      <style:paragraph-properties style:font-independent-line-spacing="fals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837" svg:stroke-opacity="100%" draw:auto-grow-width="false" draw:auto-grow-height="false"/>
      <style:paragraph-properties style:font-independent-line-spacing="fals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" style:name="a1062">
      <style:table-properties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63">
      <style:table-column-properties style:column-width="0.70968in"/>
    </style:style>
    <style:style style:family="table-column" style:name="a1064">
      <style:table-column-properties style:column-width="0.73118in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568" svg:stroke-opacity="100%" draw:auto-grow-width="false" draw:auto-grow-height="false"/>
      <style:paragraph-properties style:font-independent-line-spacing="false" style:writing-mode="lr-tb"/>
    </style:style>
    <style:style style:family="table-column" style:name="a1065">
      <style:table-column-properties style:column-width="0.87401in"/>
    </style:style>
    <style:style style:family="table-column" style:name="a1066">
      <style:table-column-properties style:column-width="0.74965in"/>
    </style:style>
    <style:style style:family="table-column" style:name="a1067">
      <style:table-column-properties style:column-width="0.92368in"/>
    </style:style>
    <style:style style:family="table-column" style:name="a1068">
      <style:table-column-properties style:column-width="0.83666in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69">
      <style:table-column-properties style:column-width="0.88957in"/>
    </style:style>
    <style:style style:family="graphic" style:name="a8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572" svg:stroke-opacity="100%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70">
      <style:table-column-properties style:column-width="0.79166in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71">
      <style:table-column-properties style:column-width="0.82725in"/>
    </style:style>
    <style:style style:family="table-row" style:name="a1072">
      <style:table-row-properties style:row-height="0.3689in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576" svg:stroke-opacity="100%" draw:auto-grow-width="false" draw:auto-grow-height="false"/>
      <style:paragraph-properties style:font-independent-line-spacing="false" style:writing-mode="lr-tb"/>
    </style:style>
    <style:style style:family="text" style:name="a1073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5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text" style:name="a1076">
      <style:text-properties fo:color="#000000"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77">
      <style:text-properties fo:color="#000000"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8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1079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table" style:name="a851">
      <style:table-properties style:writing-mode="lr-tb"/>
    </style:style>
    <style:style style:family="table-column" style:name="a852">
      <style:table-column-properties style:column-width="1.23583in"/>
    </style:style>
    <style:style style:family="table-column" style:name="a853">
      <style:table-column-properties style:column-width="1.23701in"/>
    </style:style>
    <style:style style:family="table-row" style:name="a854">
      <style:table-row-properties style:row-height="0.38268in"/>
    </style:style>
    <style:style style:family="text" style:name="a855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8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580" svg:stroke-opacity="100%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80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1083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87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text" style:name="a1088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9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600" svg:stroke-opacity="100%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604" svg:stroke-opacity="100%" draw:auto-grow-width="false" draw:auto-grow-height="false"/>
      <style:paragraph-properties style:font-independent-line-spacing="false" style:writing-mode="lr-tb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01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3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91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92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1107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text" style:name="a1093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5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text" style:name="a1096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97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9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graphic" style:name="a8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111">
      <style:table-properties style:writing-mode="lr-tb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12">
      <style:table-column-properties style:column-width="0.8491in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13">
      <style:table-column-properties style:column-width="0.98514in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olumn" style:name="a1114">
      <style:table-column-properties style:column-width="0.98514in"/>
    </style:style>
    <style:style style:family="table-column" style:name="a1115">
      <style:table-column-properties style:column-width="0.98514in"/>
    </style:style>
    <style:style style:family="table-column" style:name="a1116">
      <style:table-column-properties style:column-width="1.06296in"/>
    </style:style>
    <style:style style:family="table-column" style:name="a1117">
      <style:table-column-properties style:column-width="0.90733in"/>
    </style:style>
    <style:style style:family="table-column" style:name="a1118">
      <style:table-column-properties style:column-width="0.98514in"/>
    </style:style>
    <style:style style:family="table-row" style:name="a1119">
      <style:table-row-properties style:row-height="0.01in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883">
      <style:table-properties style:writing-mode="lr-tb"/>
    </style:style>
    <style:style style:family="table-column" style:name="a884">
      <style:table-column-properties style:column-width="0.69213in"/>
    </style:style>
    <style:style style:family="table-column" style:name="a885">
      <style:table-column-properties style:column-width="0.69213in"/>
    </style:style>
    <style:style style:family="table-column" style:name="a886">
      <style:table-column-properties style:column-width="0.69213in"/>
    </style:style>
    <style:style style:family="table-column" style:name="a887">
      <style:table-column-properties style:column-width="0.69213in"/>
    </style:style>
    <style:style style:family="table-column" style:name="a888">
      <style:table-column-properties style:column-width="0.69213in"/>
    </style:style>
    <style:style style:family="table-column" style:name="a889">
      <style:table-column-properties style:column-width="0.6937in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" style:name="a623">
      <style:table-properties style:writing-mode="lr-tb"/>
    </style:style>
    <style:style style:family="table-column" style:name="a624">
      <style:table-column-properties style:column-width="0.9248in"/>
    </style:style>
    <style:style style:family="table-column" style:name="a625">
      <style:table-column-properties style:column-width="0.9248in"/>
    </style:style>
    <style:style style:family="text" style:name="a1120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626">
      <style:table-column-properties style:column-width="0.9248in"/>
    </style:style>
    <style:style style:family="text" style:name="a1121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627">
      <style:table-column-properties style:column-width="0.9248in"/>
    </style:style>
    <style:style style:family="paragraph" style:name="a11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628">
      <style:table-column-properties style:column-width="0.9248in"/>
    </style:style>
    <style:style style:family="table-cell" style:name="a1123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table-column" style:name="a629">
      <style:table-column-properties style:column-width="0.92677in"/>
    </style:style>
    <style:style style:family="text" style:name="a112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25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27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paragraph" style:name="a9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28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9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02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90">
      <style:table-column-properties style:column-width="0.6937in"/>
    </style:style>
    <style:style style:family="text" style:name="a905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891">
      <style:table-column-properties style:column-width="0.6937in"/>
    </style:style>
    <style:style style:family="paragraph" style:name="a9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892">
      <style:table-column-properties style:column-width="0.6937in"/>
    </style:style>
    <style:style style:family="table-cell" style:name="a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93">
      <style:table-column-properties style:column-width="0.69173in"/>
    </style:style>
    <style:style style:family="text" style:name="a908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894">
      <style:table-column-properties style:column-width="0.69173in"/>
    </style:style>
    <style:style style:family="paragraph" style:name="a9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895">
      <style:table-row-properties style:row-height="0.3689in"/>
    </style:style>
    <style:style style:family="text" style:name="a896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9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630">
      <style:table-row-properties style:row-height="0.3689in"/>
    </style:style>
    <style:style style:family="text" style:name="a631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31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text" style:name="a637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32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33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35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text" style:name="a1136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37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11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139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paragraph" style:name="a9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7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0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3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0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46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41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43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table" style:name="a649">
      <style:table-properties style:writing-mode="lr-tb"/>
    </style:style>
    <style:style style:family="text" style:name="a114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45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47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text" style:name="a920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3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6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50">
      <style:table-column-properties style:column-width="1.23622in"/>
    </style:style>
    <style:style style:family="table-column" style:name="a651">
      <style:table-column-properties style:column-width="1.23622in"/>
    </style:style>
    <style:style style:family="table-row" style:name="a652">
      <style:table-row-properties style:row-height="0.38268in"/>
    </style:style>
    <style:style style:family="text" style:name="a653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5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56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5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able" style:name="a659">
      <style:table-properties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" style:name="a937">
      <style:table-properties style:writing-mode="lr-tb"/>
    </style:style>
    <style:style style:family="table-column" style:name="a938">
      <style:table-column-properties style:column-width="0.86772in"/>
    </style:style>
    <style:style style:family="table-column" style:name="a939">
      <style:table-column-properties style:column-width="0.86772in"/>
    </style:style>
    <style:style style:family="table-column" style:name="a660">
      <style:table-column-properties style:column-width="1.3189in"/>
    </style:style>
    <style:style style:family="table-column" style:name="a661">
      <style:table-column-properties style:column-width="1.3189in"/>
    </style:style>
    <style:style style:family="table-column" style:name="a662">
      <style:table-column-properties style:column-width="1.3189in"/>
    </style:style>
    <style:style style:family="table-row" style:name="a663">
      <style:table-row-properties style:row-height="0.3689in"/>
    </style:style>
    <style:style style:family="text" style:name="a66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style:text-line-through-type="none" style:text-line-through-style="none" style:text-line-through-width="auto" style:text-line-through-color="font-color" fo:font-family="Arial" style:font-family-asian="SimSun" style:font-family-generic="roman" style:font-pitch="variable" style:font-pitch-asian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40">
      <style:table-column-properties style:column-width="0.86772in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41">
      <style:table-column-properties style:column-width="0.86772in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42">
      <style:table-column-properties style:column-width="0.86693in"/>
    </style:style>
    <style:style style:family="table-row" style:name="a943">
      <style:table-row-properties style:row-height="0.3689in"/>
    </style:style>
    <style:style style:family="text" style:name="a94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7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1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74">
      <style:table-properties style:writing-mode="lr-tb"/>
    </style:style>
    <style:style style:family="table-column" style:name="a675">
      <style:table-column-properties style:column-width="1.3189in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76">
      <style:table-row-properties style:row-height="0.3689in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1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able-cell" style:name="a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3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6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687">
      <style:table-properties style:writing-mode="lr-tb"/>
    </style:style>
    <style:style style:family="graphic" style:name="a11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able-column" style:name="a688">
      <style:table-column-properties style:column-width="0.9248in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89">
      <style:table-column-properties style:column-width="0.9248in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9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962">
      <style:table-properties style:writing-mode="lr-tb"/>
    </style:style>
    <style:style style:family="table-column" style:name="a963">
      <style:table-column-properties style:column-width="0.88701in"/>
    </style:style>
    <style:style style:family="table-column" style:name="a964">
      <style:table-column-properties style:column-width="0.88701in"/>
    </style:style>
    <style:style style:family="table-row" style:name="a965">
      <style:table-row-properties style:row-height="0.3689in"/>
    </style:style>
    <style:style style:family="text" style:name="a966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9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1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4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690">
      <style:table-column-properties style:column-width="0.9248in"/>
    </style:style>
    <style:style style:family="drawing-page" style:name="a12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91">
      <style:table-column-properties style:column-width="0.9248in"/>
    </style:style>
    <style:style style:family="table" style:name="a1202">
      <style:table-properties style:writing-mode="lr-tb"/>
    </style:style>
    <style:style style:family="text" style:name="a707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692">
      <style:table-column-properties style:column-width="0.9248in"/>
    </style:style>
    <style:style style:family="table-column" style:name="a1203">
      <style:table-column-properties style:column-width="0.69213in"/>
    </style:style>
    <style:style style:family="paragraph" style:name="a7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693">
      <style:table-column-properties style:column-width="0.92677in"/>
    </style:style>
    <style:style style:family="table-column" style:name="a1204">
      <style:table-column-properties style:column-width="0.69213in"/>
    </style:style>
    <style:style style:family="table-cell" style:name="a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4">
      <style:table-row-properties style:row-height="0.3689in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1205">
      <style:table-column-properties style:column-width="0.69213in"/>
    </style:style>
    <style:style style:family="graphic" style:name="a119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1206">
      <style:table-column-properties style:column-width="0.69213in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207">
      <style:table-column-properties style:column-width="0.69213in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style:text-line-through-type="none" style:text-line-through-style="none" style:text-line-through-width="auto" style:text-line-through-color="font-color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1208">
      <style:table-column-properties style:column-width="0.6937in"/>
    </style:style>
    <style:style style:family="graphic" style:name="a119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1209">
      <style:table-column-properties style:column-width="0.6937in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8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9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9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69"/>
  </office:automatic-styles>
  <office:body>
    <office:presentation>
      <draw:page draw:name="page1" draw:style-name="a565" draw:master-page-name="Master1-Layout7-blank-Blank" presentation:presentation-page-layout-name="Master1-PPL7" draw:id="Slide-256">
        <draw:custom-shape svg:x="2.83465in" svg:y="1.66732in" svg:width="1.33858in" svg:height="1.83307in" draw:id="id73" draw:style-name="a569" draw:name="Straight Connector 5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85827in" svg:y="1.66732in" svg:width="0.23622in" svg:height="1.83307in" draw:id="id74" draw:style-name="a573" draw:name="Straight Connector 6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72441in" svg:y="1.66732in" svg:width="0.7874in" svg:height="1.83346in" draw:id="id75" draw:style-name="a577" draw:name="Straight Connector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1181in" svg:y="1.66732in" svg:width="0.15748in" svg:height="1.83346in" draw:id="id76" draw:style-name="a581" draw:name="Straight Connector 8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77" draw:style-name="a584" draw:name="TextBox 9" svg:x="6.25394in" svg:y="2.20472in" svg:width="0.51772in" svg:height="0.37874in">
          <draw:text-box>
            <text:p text:style-name="a583" text:class-names="" text:cond-style-name=""><text:span text:style-name="a582" text:class-names="">w1</text:span></text:p>
          </draw:text-box>
          <svg:title/>
          <svg:desc/>
        </draw:frame>
        <draw:frame draw:id="id78" draw:style-name="a587" draw:name="TextBox 10" svg:x="3.45866in" svg:y="2.20472in" svg:width="0.51772in" svg:height="0.3937in">
          <draw:text-box>
            <text:p text:style-name="a586" text:class-names="" text:cond-style-name=""><text:span text:style-name="a585" text:class-names="">w2</text:span></text:p>
          </draw:text-box>
          <svg:title/>
          <svg:desc/>
        </draw:frame>
        <draw:frame draw:id="id79" draw:style-name="a590" draw:name="TextBox 11" svg:x="5.15157in" svg:y="2.20472in" svg:width="0.51772in" svg:height="0.3937in">
          <draw:text-box>
            <text:p text:style-name="a589" text:class-names="" text:cond-style-name=""><text:span text:style-name="a588" text:class-names="">w2</text:span></text:p>
          </draw:text-box>
          <svg:title/>
          <svg:desc/>
        </draw:frame>
        <draw:frame draw:id="id80" draw:style-name="a597" draw:name="TextBox 12" svg:x="8.18976in" svg:y="2.99213in" svg:width="1.53937in" svg:height="0.93858in">
          <draw:text-box>
            <text:p text:style-name="a592" text:class-names="" text:cond-style-name=""><text:span text:style-name="a591" text:class-names="">Stride = 2</text:span></text:p>
            <text:p text:style-name="a594" text:class-names="" text:cond-style-name=""><text:span text:style-name="a593" text:class-names="">Dilation = 1</text:span></text:p>
            <text:p text:style-name="a596" text:class-names="" text:cond-style-name=""><text:span text:style-name="a595" text:class-names="">Padding = 0</text:span></text:p>
          </draw:text-box>
          <svg:title/>
          <svg:desc/>
        </draw:frame>
        <draw:custom-shape svg:x="6.61417in" svg:y="1.66732in" svg:width="0.23622in" svg:height="1.83307in" draw:id="id81" draw:style-name="a601" draw:name="Straight Connector 13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85039in" svg:y="1.66732in" svg:width="0.62992in" svg:height="1.83307in" draw:id="id82" draw:style-name="a605" draw:name="Straight Connector 14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3" draw:style-name="a608" draw:name="TextBox 15" svg:x="6.80551in" svg:y="2.20472in" svg:width="0.51772in" svg:height="0.3937in">
          <draw:text-box>
            <text:p text:style-name="a607" text:class-names="" text:cond-style-name=""><text:span text:style-name="a606" text:class-names="">w2</text:span></text:p>
          </draw:text-box>
          <svg:title/>
          <svg:desc/>
        </draw:frame>
        <draw:frame draw:id="id84" draw:style-name="a611" draw:name="TextBox 16" svg:x="4.56142in" svg:y="2.20472in" svg:width="0.51772in" svg:height="0.37874in">
          <draw:text-box>
            <text:p text:style-name="a610" text:class-names="" text:cond-style-name=""><text:span text:style-name="a609" text:class-names="">w1</text:span></text:p>
          </draw:text-box>
          <svg:title/>
          <svg:desc/>
        </draw:frame>
        <draw:frame draw:id="id85" draw:style-name="a614" draw:name="TextBox 17" svg:x="2.78976in" svg:y="2.20472in" svg:width="0.51772in" svg:height="0.37874in">
          <draw:text-box>
            <text:p text:style-name="a613" text:class-names="" text:cond-style-name=""><text:span text:style-name="a612" text:class-names="">w1</text:span></text:p>
          </draw:text-box>
          <svg:title/>
          <svg:desc/>
        </draw:frame>
        <draw:frame draw:id="id86" draw:style-name="a619" draw:name="TextBox 18" svg:x="1.5748in" svg:y="1.25984in" svg:width="1.02362in" svg:height="0.65866in">
          <draw:text-box>
            <text:p text:style-name="a616" text:class-names="" text:cond-style-name=""><text:span text:style-name="a615" text:class-names="">Input</text:span></text:p>
            <text:p text:style-name="a618" text:class-names="" text:cond-style-name=""><text:span text:style-name="a617" text:class-names=""/></text:p>
          </draw:text-box>
          <svg:title/>
          <svg:desc/>
        </draw:frame>
        <draw:frame draw:id="id87" draw:style-name="a622" draw:name="TextBox 19" svg:x="1.5748in" svg:y="3.54331in" svg:width="1.1811in" svg:height="0.37874in">
          <draw:text-box>
            <text:p text:style-name="a621" text:class-names="" text:cond-style-name=""><text:span text:style-name="a620" text:class-names="">Output</text:span></text:p>
          </draw:text-box>
          <svg:title/>
          <svg:desc/>
        </draw:frame>
        <draw:frame draw:id="id88" draw:name="Table 1" svg:x="2.44291in" svg:y="1.28504in" svg:width="5.55078in" svg:height="0.4in">
          <table:table table:style-name="a623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24" table:default-cell-style-name=""/>
            <table:table-column table:style-name="a625" table:default-cell-style-name=""/>
            <table:table-column table:style-name="a626" table:default-cell-style-name=""/>
            <table:table-column table:style-name="a627" table:default-cell-style-name=""/>
            <table:table-column table:style-name="a628" table:default-cell-style-name=""/>
            <table:table-column table:style-name="a629" table:default-cell-style-name=""/>
            <table:table-row table:style-name="a630" table:default-cell-style-name="">
              <table:table-cell table:style-name="a633">
                <text:p text:style-name="a632" text:class-names="" text:cond-style-name=""><text:span text:style-name="a631" text:class-names="">1</text:span></text:p>
              </table:table-cell>
              <table:table-cell table:style-name="a636">
                <text:p text:style-name="a635" text:class-names="" text:cond-style-name=""><text:span text:style-name="a634" text:class-names="">2</text:span></text:p>
              </table:table-cell>
              <table:table-cell table:style-name="a639">
                <text:p text:style-name="a638" text:class-names="" text:cond-style-name=""><text:span text:style-name="a637" text:class-names="">3</text:span></text:p>
              </table:table-cell>
              <table:table-cell table:style-name="a642">
                <text:p text:style-name="a641" text:class-names="" text:cond-style-name=""><text:span text:style-name="a640" text:class-names="">4</text:span></text:p>
              </table:table-cell>
              <table:table-cell table:style-name="a645">
                <text:p text:style-name="a644" text:class-names="" text:cond-style-name=""><text:span text:style-name="a643" text:class-names="">5</text:span></text:p>
              </table:table-cell>
              <table:table-cell table:style-name="a648">
                <text:p text:style-name="a647" text:class-names="" text:cond-style-name=""><text:span text:style-name="a646" text:class-names="">6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89" draw:name="Table 2" svg:x="8.22835in" svg:y="2.36575in" svg:width="2.47244in" svg:height="0.4in">
          <table:table table:style-name="a649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50" table:default-cell-style-name=""/>
            <table:table-column table:style-name="a651" table:default-cell-style-name=""/>
            <table:table-row table:style-name="a652" table:default-cell-style-name="">
              <table:table-cell table:style-name="a655">
                <text:p text:style-name="a654" text:class-names="" text:cond-style-name=""><text:span text:style-name="a653" text:class-names="">w1 = 0.5</text:span></text:p>
              </table:table-cell>
              <table:table-cell table:style-name="a658">
                <text:p text:style-name="a657" text:class-names="" text:cond-style-name=""><text:span text:style-name="a656" text:class-names="">w2 = 1.0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90" draw:name="Table 3" svg:x="3.56299in" svg:y="3.50039in" svg:width="3.95669in" svg:height="0.4in">
          <table:table table:style-name="a659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60" table:default-cell-style-name=""/>
            <table:table-column table:style-name="a661" table:default-cell-style-name=""/>
            <table:table-column table:style-name="a662" table:default-cell-style-name=""/>
            <table:table-row table:style-name="a663" table:default-cell-style-name="">
              <table:table-cell table:style-name="a666">
                <text:p text:style-name="a665" text:class-names="" text:cond-style-name=""><text:span text:style-name="a664" text:class-names="">3.5</text:span></text:p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7" text:class-names=""/></text:p>
                  </text:list-item>
                </text:list>
              </table:table-cell>
              <table:table-cell table:style-name="a673">
                <text:p text:style-name="a672" text:class-names="" text:cond-style-name=""><text:span text:style-name="a671" text:class-names="">8.5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91" draw:name="Table 4" svg:x="4.8626in" svg:y="3.50079in" svg:width="1.3189in" svg:height="0.4in">
          <table:table table:style-name="a67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75" table:default-cell-style-name=""/>
            <table:table-row table:style-name="a676" table:default-cell-style-name="">
              <table:table-cell table:style-name="a679">
                <text:p text:style-name="a678" text:class-names="" text:cond-style-name=""><text:span text:style-name="a677" text:class-names="">5.5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685">
          <draw:frame draw:id="id92" draw:style-name="a682" draw:name="Slide Number Placeholder 6" svg:x="4.67953in" svg:y="11.10827in" svg:width="3.5878in" svg:height="0.58425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3" presentation:style-name="a683" draw:name="Slide Image Placeholder 1">
            <svg:title/>
            <svg:desc/>
          </draw:page-thumbnail>
          <draw:frame draw:id="id94" presentation:style-name="a6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86" draw:master-page-name="Master1-Layout7-blank-Blank" presentation:presentation-page-layout-name="Master1-PPL7" draw:id="Slide-257">
        <draw:frame draw:id="id95" draw:name="Table 1" svg:x="2.44291in" svg:y="1.28504in" svg:width="5.55039in" svg:height="0.38228in">
          <table:table table:style-name="a687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88" table:default-cell-style-name=""/>
            <table:table-column table:style-name="a689" table:default-cell-style-name=""/>
            <table:table-column table:style-name="a690" table:default-cell-style-name=""/>
            <table:table-column table:style-name="a691" table:default-cell-style-name=""/>
            <table:table-column table:style-name="a692" table:default-cell-style-name=""/>
            <table:table-column table:style-name="a693" table:default-cell-style-name=""/>
            <table:table-row table:style-name="a694" table:default-cell-style-name="">
              <table:table-cell table:style-name="a697">
                <text:p text:style-name="a696" text:class-names="" text:cond-style-name=""><text:span text:style-name="a695" text:class-names="">1</text:span></text:p>
              </table:table-cell>
              <table:table-cell table:style-name="a700">
                <text:p text:style-name="a699" text:class-names="" text:cond-style-name=""><text:span text:style-name="a698" text:class-names="">2</text:span></text:p>
              </table:table-cell>
              <table:table-cell table:style-name="a703">
                <text:p text:style-name="a702" text:class-names="" text:cond-style-name=""><text:span text:style-name="a701" text:class-names="">3</text:span></text:p>
              </table:table-cell>
              <table:table-cell table:style-name="a706">
                <text:p text:style-name="a705" text:class-names="" text:cond-style-name=""><text:span text:style-name="a704" text:class-names="">4</text:span></text:p>
              </table:table-cell>
              <table:table-cell table:style-name="a709">
                <text:p text:style-name="a708" text:class-names="" text:cond-style-name=""><text:span text:style-name="a707" text:class-names="">5</text:span></text:p>
              </table:table-cell>
              <table:table-cell table:style-name="a712">
                <text:p text:style-name="a711" text:class-names="" text:cond-style-name=""><text:span text:style-name="a710" text:class-names="">6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96" draw:name="Table 2" svg:x="3.56299in" svg:y="3.50039in" svg:width="1.3185in" svg:height="0.38228in">
          <table:table table:style-name="a713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714" table:default-cell-style-name=""/>
            <table:table-row table:style-name="a715" table:default-cell-style-name="">
              <table:table-cell table:style-name="a718">
                <text:p text:style-name="a717" text:class-names="" text:cond-style-name=""><text:span text:style-name="a716" text:class-names="">3.5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97" draw:name="Table 3" svg:x="4.8626in" svg:y="3.50079in" svg:width="1.3185in" svg:height="0.38228in">
          <table:table table:style-name="a719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720" table:default-cell-style-name=""/>
            <table:table-row table:style-name="a721" table:default-cell-style-name="">
              <table:table-cell table:style-name="a724">
                <text:p text:style-name="a723" text:class-names="" text:cond-style-name=""><text:span text:style-name="a722" text:class-names="">6.5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custom-shape svg:x="2.83465in" svg:y="1.66732in" svg:width="1.33858in" svg:height="1.83307in" draw:id="id98" draw:style-name="a728" draw:name="Straight Connector 4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9449in" svg:y="1.66732in" svg:width="0.62992in" svg:height="1.83307in" draw:id="id99" draw:style-name="a732" draw:name="Straight Connector 5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72441in" svg:y="1.66732in" svg:width="0.7874in" svg:height="1.83346in" draw:id="id100" draw:style-name="a736" draw:name="Straight Connector 6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1181in" svg:y="1.66732in" svg:width="1.02362in" svg:height="1.83346in" draw:id="id101" draw:style-name="a740" draw:name="Straight Connector 7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02" draw:style-name="a743" draw:name="TextBox 8" svg:x="4.63976in" svg:y="2.3622in" svg:width="0.51772in" svg:height="0.37874in">
          <draw:text-box>
            <text:p text:style-name="a742" text:class-names="" text:cond-style-name=""><text:span text:style-name="a741" text:class-names="">w1</text:span></text:p>
          </draw:text-box>
          <svg:title/>
          <svg:desc/>
        </draw:frame>
        <draw:frame draw:id="id103" draw:style-name="a746" draw:name="TextBox 9" svg:x="2.86811in" svg:y="2.37717in" svg:width="0.51772in" svg:height="0.37874in">
          <draw:text-box>
            <text:p text:style-name="a745" text:class-names="" text:cond-style-name=""><text:span text:style-name="a744" text:class-names="">w1</text:span></text:p>
          </draw:text-box>
          <svg:title/>
          <svg:desc/>
        </draw:frame>
        <draw:frame draw:id="id104" draw:style-name="a749" draw:name="TextBox 10" svg:x="3.89173in" svg:y="2.3622in" svg:width="0.51772in" svg:height="0.3937in">
          <draw:text-box>
            <text:p text:style-name="a748" text:class-names="" text:cond-style-name=""><text:span text:style-name="a747" text:class-names="">w2</text:span></text:p>
          </draw:text-box>
          <svg:title/>
          <svg:desc/>
        </draw:frame>
        <draw:frame draw:id="id105" draw:style-name="a752" draw:name="TextBox 11" svg:x="5.54528in" svg:y="2.3622in" svg:width="0.51772in" svg:height="0.3937in">
          <draw:text-box>
            <text:p text:style-name="a751" text:class-names="" text:cond-style-name=""><text:span text:style-name="a750" text:class-names="">w2</text:span></text:p>
          </draw:text-box>
          <svg:title/>
          <svg:desc/>
        </draw:frame>
        <draw:frame draw:id="id106" draw:name="Table 12" svg:x="8.22874in" svg:y="2.36575in" svg:width="2.47244in" svg:height="0.38228in">
          <table:table table:style-name="a753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754" table:default-cell-style-name=""/>
            <table:table-column table:style-name="a755" table:default-cell-style-name=""/>
            <table:table-row table:style-name="a756" table:default-cell-style-name="">
              <table:table-cell table:style-name="a759">
                <text:p text:style-name="a758" text:class-names="" text:cond-style-name=""><text:span text:style-name="a757" text:class-names="">w1 = 0.5</text:span></text:p>
              </table:table-cell>
              <table:table-cell table:style-name="a762">
                <text:p text:style-name="a761" text:class-names="" text:cond-style-name=""><text:span text:style-name="a760" text:class-names="">w2 = 1.0</text:span></text:p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07" draw:style-name="a769" draw:name="TextBox 13" svg:x="8.19016in" svg:y="2.99213in" svg:width="1.53937in" svg:height="0.93858in">
          <draw:text-box>
            <text:p text:style-name="a764" text:class-names="" text:cond-style-name=""><text:span text:style-name="a763" text:class-names="">Stride = 2</text:span></text:p>
            <text:p text:style-name="a766" text:class-names="" text:cond-style-name=""><text:span text:style-name="a765" text:class-names="">Dilation = 2</text:span></text:p>
            <text:p text:style-name="a768" text:class-names="" text:cond-style-name=""><text:span text:style-name="a767" text:class-names="">Padding = 0</text:span></text:p>
          </draw:text-box>
          <svg:title/>
          <svg:desc/>
        </draw:frame>
        <draw:frame draw:id="id108" draw:style-name="a774" draw:name="TextBox 14" svg:x="1.5748in" svg:y="1.25984in" svg:width="1.02362in" svg:height="0.65866in">
          <draw:text-box>
            <text:p text:style-name="a771" text:class-names="" text:cond-style-name=""><text:span text:style-name="a770" text:class-names="">Input</text:span></text:p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09" draw:style-name="a777" draw:name="TextBox 15" svg:x="1.5748in" svg:y="3.54331in" svg:width="1.1811in" svg:height="0.37874in">
          <draw:text-box>
            <text:p text:style-name="a776" text:class-names="" text:cond-style-name=""><text:span text:style-name="a775" text:class-names="">Output</text:span></text:p>
          </draw:text-box>
          <svg:title/>
          <svg:desc/>
        </draw:frame>
        <presentation:notes draw:style-name="a783">
          <draw:frame draw:id="id110" draw:style-name="a780" draw:name="Slide Number Placeholder 6" svg:x="4.67953in" svg:y="11.10827in" svg:width="3.5878in" svg:height="0.58425in">
            <draw:text-box>
              <text:p text:style-name="a779" text:class-names="" text:cond-style-name=""><text:span text:style-name="a77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11" presentation:style-name="a781" draw:name="Slide Image Placeholder 1">
            <svg:title/>
            <svg:desc/>
          </draw:page-thumbnail>
          <draw:frame draw:id="id112" presentation:style-name="a7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784" draw:master-page-name="Master1-Layout7-blank-Blank" presentation:presentation-page-layout-name="Master1-PPL7" draw:id="Slide-258">
        <draw:frame draw:id="id113" draw:name="Table 1" svg:x="2.44291in" svg:y="1.28504in" svg:width="5.55078in" svg:height="0.4in">
          <table:table table:style-name="a785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786" table:default-cell-style-name=""/>
            <table:table-column table:style-name="a787" table:default-cell-style-name=""/>
            <table:table-column table:style-name="a788" table:default-cell-style-name=""/>
            <table:table-column table:style-name="a789" table:default-cell-style-name=""/>
            <table:table-column table:style-name="a790" table:default-cell-style-name=""/>
            <table:table-column table:style-name="a791" table:default-cell-style-name=""/>
            <table:table-row table:style-name="a792" table:default-cell-style-name="">
              <table:table-cell table:style-name="a795">
                <text:p text:style-name="a794" text:class-names="" text:cond-style-name=""><text:span text:style-name="a793" text:class-names="">1</text:span></text:p>
              </table:table-cell>
              <table:table-cell table:style-name="a798">
                <text:p text:style-name="a797" text:class-names="" text:cond-style-name=""><text:span text:style-name="a796" text:class-names="">2</text:span></text:p>
              </table:table-cell>
              <table:table-cell table:style-name="a801">
                <text:p text:style-name="a800" text:class-names="" text:cond-style-name=""><text:span text:style-name="a799" text:class-names="">3</text:span></text:p>
              </table:table-cell>
              <table:table-cell table:style-name="a804">
                <text:p text:style-name="a803" text:class-names="" text:cond-style-name=""><text:span text:style-name="a802" text:class-names="">4</text:span></text:p>
              </table:table-cell>
              <table:table-cell table:style-name="a807">
                <text:p text:style-name="a806" text:class-names="" text:cond-style-name=""><text:span text:style-name="a805" text:class-names="">5</text:span></text:p>
              </table:table-cell>
              <table:table-cell table:style-name="a810">
                <text:p text:style-name="a809" text:class-names="" text:cond-style-name=""><text:span text:style-name="a808" text:class-names="">6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114" draw:name="Table 2" svg:x="3.56299in" svg:y="3.50039in" svg:width="1.3189in" svg:height="0.4in">
          <table:table table:style-name="a811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812" table:default-cell-style-name=""/>
            <table:table-row table:style-name="a813" table:default-cell-style-name="">
              <table:table-cell table:style-name="a816">
                <text:p text:style-name="a815" text:class-names="" text:cond-style-name=""><text:span text:style-name="a814" text:class-names="">4.5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15" draw:name="Table 3" svg:x="4.8626in" svg:y="3.50079in" svg:width="1.3189in" svg:height="0.4in">
          <table:table table:style-name="a817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818" table:default-cell-style-name=""/>
            <table:table-row table:style-name="a819" table:default-cell-style-name="">
              <table:table-cell table:style-name="a822">
                <text:p text:style-name="a821" text:class-names="" text:cond-style-name=""><text:span text:style-name="a820" text:class-names="">8.5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ustom-shape svg:x="2.83465in" svg:y="1.66732in" svg:width="1.33858in" svg:height="1.83307in" draw:id="id116" draw:style-name="a826" draw:name="Straight Connector 4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9449in" svg:y="1.66732in" svg:width="1.5748in" svg:height="1.83307in" draw:id="id117" draw:style-name="a830" draw:name="Straight Connector 5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72441in" svg:y="1.66732in" svg:width="0.7874in" svg:height="1.83346in" draw:id="id118" draw:style-name="a834" draw:name="Straight Connector 6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1181in" svg:y="1.66732in" svg:width="1.9685in" svg:height="1.83346in" draw:id="id119" draw:style-name="a838" draw:name="Straight Connector 7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0" draw:style-name="a841" draw:name="TextBox 8" svg:x="5.1122in" svg:y="2.3622in" svg:width="0.51772in" svg:height="0.37874in">
          <draw:text-box>
            <text:p text:style-name="a840" text:class-names="" text:cond-style-name=""><text:span text:style-name="a839" text:class-names="">w1</text:span></text:p>
          </draw:text-box>
          <svg:title/>
          <svg:desc/>
        </draw:frame>
        <draw:frame draw:id="id121" draw:style-name="a844" draw:name="TextBox 9" svg:x="2.86811in" svg:y="2.37717in" svg:width="0.51772in" svg:height="1.24488in">
          <draw:text-box>
            <text:p text:style-name="a843" text:class-names="" text:cond-style-name=""><text:span text:style-name="a842" text:class-names="">w1</text:span></text:p>
          </draw:text-box>
          <svg:title/>
          <svg:desc/>
        </draw:frame>
        <draw:frame draw:id="id122" draw:style-name="a847" draw:name="TextBox 10" svg:x="4.36417in" svg:y="2.3622in" svg:width="0.51772in" svg:height="0.3937in">
          <draw:text-box>
            <text:p text:style-name="a846" text:class-names="" text:cond-style-name=""><text:span text:style-name="a845" text:class-names="">w2</text:span></text:p>
          </draw:text-box>
          <svg:title/>
          <svg:desc/>
        </draw:frame>
        <draw:frame draw:id="id123" draw:style-name="a850" draw:name="TextBox 11" svg:x="5.93898in" svg:y="2.3622in" svg:width="0.51772in" svg:height="0.3937in">
          <draw:text-box>
            <text:p text:style-name="a849" text:class-names="" text:cond-style-name=""><text:span text:style-name="a848" text:class-names="">w2</text:span></text:p>
          </draw:text-box>
          <svg:title/>
          <svg:desc/>
        </draw:frame>
        <draw:frame draw:id="id124" draw:name="Table 12" svg:x="8.22874in" svg:y="2.36575in" svg:width="2.47283in" svg:height="0.4in">
          <table:table table:style-name="a851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852" table:default-cell-style-name=""/>
            <table:table-column table:style-name="a853" table:default-cell-style-name=""/>
            <table:table-row table:style-name="a854" table:default-cell-style-name="">
              <table:table-cell table:style-name="a857">
                <text:p text:style-name="a856" text:class-names="" text:cond-style-name=""><text:span text:style-name="a855" text:class-names="">w1 = 0.5</text:span></text:p>
              </table:table-cell>
              <table:table-cell table:style-name="a860">
                <text:p text:style-name="a859" text:class-names="" text:cond-style-name=""><text:span text:style-name="a858" text:class-names="">w2 = 1.0</text:span></text:p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25" draw:style-name="a867" draw:name="TextBox 13" svg:x="8.19016in" svg:y="2.99213in" svg:width="1.53937in" svg:height="0.93858in">
          <draw:text-box>
            <text:p text:style-name="a862" text:class-names="" text:cond-style-name=""><text:span text:style-name="a861" text:class-names="">Stride = 2</text:span></text:p>
            <text:p text:style-name="a864" text:class-names="" text:cond-style-name=""><text:span text:style-name="a863" text:class-names="">Dilation = 3</text:span></text:p>
            <text:p text:style-name="a866" text:class-names="" text:cond-style-name=""><text:span text:style-name="a865" text:class-names="">Padding = 0</text:span></text:p>
          </draw:text-box>
          <svg:title/>
          <svg:desc/>
        </draw:frame>
        <draw:frame draw:id="id126" draw:style-name="a872" draw:name="TextBox 14" svg:x="1.5748in" svg:y="1.25984in" svg:width="1.02362in" svg:height="0.65866in">
          <draw:text-box>
            <text:p text:style-name="a869" text:class-names="" text:cond-style-name=""><text:span text:style-name="a868" text:class-names="">Input</text:span></text:p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27" draw:style-name="a875" draw:name="TextBox 15" svg:x="1.5748in" svg:y="3.54331in" svg:width="1.1811in" svg:height="0.37874in">
          <draw:text-box>
            <text:p text:style-name="a874" text:class-names="" text:cond-style-name=""><text:span text:style-name="a873" text:class-names="">Output</text:span></text:p>
          </draw:text-box>
          <svg:title/>
          <svg:desc/>
        </draw:frame>
        <presentation:notes draw:style-name="a881">
          <draw:frame draw:id="id128" draw:style-name="a878" draw:name="Slide Number Placeholder 6" svg:x="4.67953in" svg:y="11.10827in" svg:width="3.5878in" svg:height="0.58425in">
            <draw:text-box>
              <text:p text:style-name="a877" text:class-names="" text:cond-style-name=""><text:span text:style-name="a876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29" presentation:style-name="a879" draw:name="Slide Image Placeholder 1">
            <svg:title/>
            <svg:desc/>
          </draw:page-thumbnail>
          <draw:frame draw:id="id130" presentation:style-name="a8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882" draw:master-page-name="Master1-Layout7-blank-Blank" presentation:presentation-page-layout-name="Master1-PPL7" draw:id="Slide-259">
        <draw:frame draw:id="id131" draw:name="Table 1" svg:x="2.44291in" svg:y="1.28504in" svg:width="7.6189in" svg:height="0.4in">
          <table:table table:style-name="a883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884" table:default-cell-style-name=""/>
            <table:table-column table:style-name="a885" table:default-cell-style-name=""/>
            <table:table-column table:style-name="a886" table:default-cell-style-name=""/>
            <table:table-column table:style-name="a887" table:default-cell-style-name=""/>
            <table:table-column table:style-name="a888" table:default-cell-style-name=""/>
            <table:table-column table:style-name="a889" table:default-cell-style-name=""/>
            <table:table-column table:style-name="a890" table:default-cell-style-name=""/>
            <table:table-column table:style-name="a891" table:default-cell-style-name=""/>
            <table:table-column table:style-name="a892" table:default-cell-style-name=""/>
            <table:table-column table:style-name="a893" table:default-cell-style-name=""/>
            <table:table-column table:style-name="a894" table:default-cell-style-name=""/>
            <table:table-row table:style-name="a895" table:default-cell-style-name="">
              <table:table-cell table:style-name="a898">
                <text:p text:style-name="a897" text:class-names="" text:cond-style-name=""><text:span text:style-name="a896" text:class-names="">1</text:span></text:p>
              </table:table-cell>
              <table:table-cell table:style-name="a901">
                <text:p text:style-name="a900" text:class-names="" text:cond-style-name=""><text:span text:style-name="a899" text:class-names="">2</text:span></text:p>
              </table:table-cell>
              <table:table-cell table:style-name="a904">
                <text:p text:style-name="a903" text:class-names="" text:cond-style-name=""><text:span text:style-name="a902" text:class-names="">3</text:span></text:p>
              </table:table-cell>
              <table:table-cell table:style-name="a907">
                <text:p text:style-name="a906" text:class-names="" text:cond-style-name=""><text:span text:style-name="a905" text:class-names="">4</text:span></text:p>
              </table:table-cell>
              <table:table-cell table:style-name="a910">
                <text:p text:style-name="a909" text:class-names="" text:cond-style-name=""><text:span text:style-name="a908" text:class-names="">5</text:span></text:p>
              </table:table-cell>
              <table:table-cell table:style-name="a913">
                <text:p text:style-name="a912" text:class-names="" text:cond-style-name=""><text:span text:style-name="a911" text:class-names="">6</text:span></text:p>
              </table:table-cell>
              <table:table-cell table:style-name="a916">
                <text:p text:style-name="a915" text:class-names="" text:cond-style-name=""><text:span text:style-name="a914" text:class-names="">7</text:span></text:p>
              </table:table-cell>
              <table:table-cell table:style-name="a919">
                <text:p text:style-name="a918" text:class-names="" text:cond-style-name=""><text:span text:style-name="a917" text:class-names="">8</text:span></text:p>
              </table:table-cell>
              <table:table-cell table:style-name="a922">
                <text:p text:style-name="a921" text:class-names="" text:cond-style-name=""><text:span text:style-name="a920" text:class-names="">9</text:span></text:p>
              </table:table-cell>
              <table:table-cell table:style-name="a925">
                <text:p text:style-name="a924" text:class-names="" text:cond-style-name=""><text:span text:style-name="a923" text:class-names="">10</text:span></text:p>
              </table:table-cell>
              <table:table-cell table:style-name="a928">
                <text:p text:style-name="a927" text:class-names="" text:cond-style-name=""><text:span text:style-name="a926" text:class-names="">11</text:span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32" draw:style-name="a933" draw:name="TextBox 2" svg:x="1.49606in" svg:y="1.25984in" svg:width="1.02362in" svg:height="0.65866in">
          <draw:text-box>
            <text:p text:style-name="a930" text:class-names="" text:cond-style-name=""><text:span text:style-name="a929" text:class-names="">Input</text:span></text:p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33" draw:style-name="a936" draw:name="TextBox 3" svg:x="1.49606in" svg:y="2.28346in" svg:width="1.1811in" svg:height="0.37874in">
          <draw:text-box>
            <text:p text:style-name="a935" text:class-names="" text:cond-style-name=""><text:span text:style-name="a934" text:class-names="">Output 1</text:span></text:p>
          </draw:text-box>
          <svg:title/>
          <svg:desc/>
        </draw:frame>
        <draw:frame draw:id="id134" draw:name="Table 4" svg:x="3.76063in" svg:y="2.27205in" svg:width="4.3378in" svg:height="0.4in">
          <table:table table:style-name="a937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938" table:default-cell-style-name=""/>
            <table:table-column table:style-name="a939" table:default-cell-style-name=""/>
            <table:table-column table:style-name="a940" table:default-cell-style-name=""/>
            <table:table-column table:style-name="a941" table:default-cell-style-name=""/>
            <table:table-column table:style-name="a942" table:default-cell-style-name=""/>
            <table:table-row table:style-name="a943" table:default-cell-style-name="">
              <table:table-cell table:style-name="a946">
                <text:p text:style-name="a945" text:class-names="" text:cond-style-name=""><text:span text:style-name="a944" text:class-names="">3.5</text:span></text:p>
              </table:table-cell>
              <table:table-cell table:style-name="a949">
                <text:p text:style-name="a948" text:class-names="" text:cond-style-name=""><text:span text:style-name="a947" text:class-names="">6.5</text:span></text:p>
              </table:table-cell>
              <table:table-cell table:style-name="a952">
                <text:p text:style-name="a951" text:class-names="" text:cond-style-name=""><text:span text:style-name="a950" text:class-names="">9.5</text:span></text:p>
              </table:table-cell>
              <table:table-cell table:style-name="a955">
                <text:p text:style-name="a954" text:class-names="" text:cond-style-name=""><text:span text:style-name="a953" text:class-names="">12.5</text:span></text:p>
              </table:table-cell>
              <table:table-cell table:style-name="a958">
                <text:p text:style-name="a957" text:class-names="" text:cond-style-name=""><text:span text:style-name="a956" text:class-names="">15.5</text:span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35" draw:style-name="a961" draw:name="TextBox 5" svg:x="1.49685in" svg:y="3.34646in" svg:width="1.1811in" svg:height="0.37874in">
          <draw:text-box>
            <text:p text:style-name="a960" text:class-names="" text:cond-style-name=""><text:span text:style-name="a959" text:class-names="">Output 2</text:span></text:p>
          </draw:text-box>
          <svg:title/>
          <svg:desc/>
        </draw:frame>
        <draw:frame draw:id="id136" draw:name="Table 6" svg:x="4.87953in" svg:y="3.33543in" svg:width="1.77402in" svg:height="0.4in">
          <table:table table:style-name="a96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963" table:default-cell-style-name=""/>
            <table:table-column table:style-name="a964" table:default-cell-style-name=""/>
            <table:table-row table:style-name="a965" table:default-cell-style-name="">
              <table:table-cell table:style-name="a968">
                <text:p text:style-name="a967" text:class-names="" text:cond-style-name=""><text:span text:style-name="a966" text:class-names="">11.25</text:span></text:p>
              </table:table-cell>
              <table:table-cell table:style-name="a971">
                <text:p text:style-name="a970" text:class-names="" text:cond-style-name=""><text:span text:style-name="a969" text:class-names="">20.25</text:span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custom-shape svg:x="4.25197in" svg:y="2.65433in" svg:width="1.02362in" svg:height="0.6811in" draw:id="id137" draw:style-name="a974" draw:name="Straight Connector 7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27559in" svg:y="2.65433in" svg:width="0.62992in" svg:height="0.6811in" draw:id="id138" draw:style-name="a977" draw:name="Straight Connector 8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83465in" svg:y="1.66732in" svg:width="1.33858in" svg:height="0.60472in" draw:id="id139" draw:style-name="a980" draw:name="Straight Connector 9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1.66732in" svg:width="0in" svg:height="0.60472in" draw:id="id140" draw:style-name="a983" draw:name="Straight Connector 10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9055in" svg:y="1.66732in" svg:width="0.3937in" svg:height="0.60472in" draw:id="id141" draw:style-name="a986" draw:name="Straight Connector 11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98425in" svg:y="1.66732in" svg:width="0.94488in" svg:height="0.60472in" draw:id="id142" draw:style-name="a989" draw:name="Straight Connector 12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3" draw:style-name="a1000" draw:name="TextBox 13" svg:x="7.79528in" svg:y="2.35984in" svg:width="2.38583in" svg:height="1.49842in">
          <draw:text-box>
            <text:p text:style-name="a991" text:class-names="" text:cond-style-name=""><text:span text:style-name="a990" text:class-names="">Stride = 2</text:span></text:p>
            <text:p text:style-name="a993" text:class-names="" text:cond-style-name=""><text:span text:style-name="a992" text:class-names="">Kernel size = 2</text:span></text:p>
            <text:p text:style-name="a995" text:class-names="" text:cond-style-name=""><text:span text:style-name="a994" text:class-names="">Weights = (0.5, 1.0)</text:span></text:p>
            <text:p text:style-name="a997" text:class-names="" text:cond-style-name=""><text:span text:style-name="a996" text:class-names="">Dilation = 2</text:span></text:p>
            <text:p text:style-name="a999" text:class-names="" text:cond-style-name=""><text:span text:style-name="a998" text:class-names="">Padding = 0</text:span></text:p>
          </draw:text-box>
          <svg:title/>
          <svg:desc/>
        </draw:frame>
        <presentation:notes draw:style-name="a1006">
          <draw:frame draw:id="id144" draw:style-name="a1003" draw:name="Slide Number Placeholder 6" svg:x="4.67953in" svg:y="11.10827in" svg:width="3.5878in" svg:height="0.58425in">
            <draw:text-box>
              <text:p text:style-name="a1002" text:class-names="" text:cond-style-name=""><text:span text:style-name="a100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45" presentation:style-name="a1004" draw:name="Slide Image Placeholder 1">
            <svg:title/>
            <svg:desc/>
          </draw:page-thumbnail>
          <draw:frame draw:id="id146" presentation:style-name="a10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007" draw:master-page-name="Master1-Layout7-blank-Blank" presentation:presentation-page-layout-name="Master1-PPL7" draw:id="Slide-261">
        <draw:frame draw:id="id147" draw:name="Table 1" svg:x="2.44291in" svg:y="1.28504in" svg:width="7.6189in" svg:height="0.4in">
          <table:table table:style-name="a1008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009" table:default-cell-style-name=""/>
            <table:table-column table:style-name="a1010" table:default-cell-style-name=""/>
            <table:table-column table:style-name="a1011" table:default-cell-style-name=""/>
            <table:table-column table:style-name="a1012" table:default-cell-style-name=""/>
            <table:table-column table:style-name="a1013" table:default-cell-style-name=""/>
            <table:table-column table:style-name="a1014" table:default-cell-style-name=""/>
            <table:table-column table:style-name="a1015" table:default-cell-style-name=""/>
            <table:table-column table:style-name="a1016" table:default-cell-style-name=""/>
            <table:table-column table:style-name="a1017" table:default-cell-style-name=""/>
            <table:table-column table:style-name="a1018" table:default-cell-style-name=""/>
            <table:table-column table:style-name="a1019" table:default-cell-style-name=""/>
            <table:table-row table:style-name="a1020" table:default-cell-style-name="">
              <table:table-cell table:style-name="a1023">
                <text:p text:style-name="a1022" text:class-names="" text:cond-style-name=""><text:span text:style-name="a1021" text:class-names="">1</text:span></text:p>
              </table:table-cell>
              <table:table-cell table:style-name="a1026">
                <text:p text:style-name="a1025" text:class-names="" text:cond-style-name=""><text:span text:style-name="a1024" text:class-names="">2</text:span></text:p>
              </table:table-cell>
              <table:table-cell table:style-name="a1029">
                <text:p text:style-name="a1028" text:class-names="" text:cond-style-name=""><text:span text:style-name="a1027" text:class-names="">3</text:span></text:p>
              </table:table-cell>
              <table:table-cell table:style-name="a1032">
                <text:p text:style-name="a1031" text:class-names="" text:cond-style-name=""><text:span text:style-name="a1030" text:class-names="">4</text:span></text:p>
              </table:table-cell>
              <table:table-cell table:style-name="a1035">
                <text:p text:style-name="a1034" text:class-names="" text:cond-style-name=""><text:span text:style-name="a1033" text:class-names="">5</text:span></text:p>
              </table:table-cell>
              <table:table-cell table:style-name="a1038">
                <text:p text:style-name="a1037" text:class-names="" text:cond-style-name=""><text:span text:style-name="a1036" text:class-names="">6</text:span></text:p>
              </table:table-cell>
              <table:table-cell table:style-name="a1041">
                <text:p text:style-name="a1040" text:class-names="" text:cond-style-name=""><text:span text:style-name="a1039" text:class-names="">7</text:span></text:p>
              </table:table-cell>
              <table:table-cell table:style-name="a1044">
                <text:p text:style-name="a1043" text:class-names="" text:cond-style-name=""><text:span text:style-name="a1042" text:class-names="">8</text:span></text:p>
              </table:table-cell>
              <table:table-cell table:style-name="a1047">
                <text:p text:style-name="a1046" text:class-names="" text:cond-style-name=""><text:span text:style-name="a1045" text:class-names="">9</text:span></text:p>
              </table:table-cell>
              <table:table-cell table:style-name="a1050">
                <text:p text:style-name="a1049" text:class-names="" text:cond-style-name=""><text:span text:style-name="a1048" text:class-names="">10</text:span></text:p>
              </table:table-cell>
              <table:table-cell table:style-name="a1053">
                <text:p text:style-name="a1052" text:class-names="" text:cond-style-name=""><text:span text:style-name="a1051" text:class-names="">11</text:span></text:p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frame draw:id="id148" draw:style-name="a1058" draw:name="TextBox 2" svg:x="1.49606in" svg:y="1.25984in" svg:width="0.81557in" svg:height="0.68in">
          <draw:text-box>
            <text:p text:style-name="a1055" text:class-names="" text:cond-style-name=""><text:span text:style-name="a1054" text:class-names="">Input</text:span></text:p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149" draw:style-name="a1061" draw:name="TextBox 3" svg:x="1.20853in" svg:y="2.46629in" svg:width="1.23638in" svg:height="0.38969in">
          <draw:text-box>
            <text:p text:style-name="a1060" text:class-names="" text:cond-style-name=""><text:span text:style-name="a1059" text:class-names="">Output 1</text:span></text:p>
          </draw:text-box>
          <svg:title/>
          <svg:desc/>
        </draw:frame>
        <draw:frame draw:id="id150" draw:name="Table 4" svg:x="2.5857in" svg:y="2.46261in" svg:width="7.33333in" svg:height="0.4in">
          <table:table table:style-name="a106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063" table:default-cell-style-name=""/>
            <table:table-column table:style-name="a1064" table:default-cell-style-name=""/>
            <table:table-column table:style-name="a1065" table:default-cell-style-name=""/>
            <table:table-column table:style-name="a1066" table:default-cell-style-name=""/>
            <table:table-column table:style-name="a1067" table:default-cell-style-name=""/>
            <table:table-column table:style-name="a1068" table:default-cell-style-name=""/>
            <table:table-column table:style-name="a1069" table:default-cell-style-name=""/>
            <table:table-column table:style-name="a1070" table:default-cell-style-name=""/>
            <table:table-column table:style-name="a1071" table:default-cell-style-name=""/>
            <table:table-row table:style-name="a1072" table:default-cell-style-name="">
              <table:table-cell table:style-name="a1075">
                <text:p text:style-name="a1074" text:class-names="" text:cond-style-name=""><text:span text:style-name="a1073" text:class-names="">3.5</text:span></text:p>
              </table:table-cell>
              <table:table-cell table:style-name="a1079">
                <text:p text:style-name="a1078" text:class-names="" text:cond-style-name=""><text:span text:style-name="a1076" text:class-names=""><text:s text:c="3"/>5</text:span><text:span text:style-name="a1077" text:class-names=""/></text:p>
              </table:table-cell>
              <table:table-cell table:style-name="a1083">
                <text:p text:style-name="a1082" text:class-names="" text:cond-style-name=""><text:span text:style-name="a1080" text:class-names=""><text:s text:c="3"/>6.5</text:span><text:span text:style-name="a1081" text:class-names=""/></text:p>
              </table:table-cell>
              <table:table-cell table:style-name="a1087">
                <text:p text:style-name="a1086" text:class-names="" text:cond-style-name=""><text:span text:style-name="a1084" text:class-names=""><text:s text:c="3"/>8</text:span><text:span text:style-name="a1085" text:class-names=""/></text:p>
              </table:table-cell>
              <table:table-cell table:style-name="a1091">
                <text:p text:style-name="a1090" text:class-names="" text:cond-style-name=""><text:span text:style-name="a1088" text:class-names=""><text:s text:c="3"/>9.5</text:span><text:span text:style-name="a1089" text:class-names=""/></text:p>
              </table:table-cell>
              <table:table-cell table:style-name="a1095">
                <text:p text:style-name="a1094" text:class-names="" text:cond-style-name=""><text:span text:style-name="a1092" text:class-names=""><text:s text:c="2"/>11</text:span><text:span text:style-name="a1093" text:class-names=""/></text:p>
              </table:table-cell>
              <table:table-cell table:style-name="a1099">
                <text:p text:style-name="a1098" text:class-names="" text:cond-style-name=""><text:span text:style-name="a1096" text:class-names=""><text:s text:c="2"/>12.5</text:span><text:span text:style-name="a1097" text:class-names=""/></text:p>
              </table:table-cell>
              <table:table-cell table:style-name="a1103">
                <text:p text:style-name="a1102" text:class-names="" text:cond-style-name=""><text:span text:style-name="a1100" text:class-names=""><text:s text:c="2"/>14</text:span><text:span text:style-name="a1101" text:class-names=""/></text:p>
              </table:table-cell>
              <table:table-cell table:style-name="a1107">
                <text:p text:style-name="a1106" text:class-names="" text:cond-style-name=""><text:span text:style-name="a1104" text:class-names=""><text:s text:c="2"/>15.5</text:span><text:span text:style-name="a1105" text:class-names=""/></text:p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151" draw:style-name="a1110" draw:name="TextBox 5" svg:x="1.20853in" svg:y="3.74399in" svg:width="1.23638in" svg:height="0.38969in">
          <draw:text-box>
            <text:p text:style-name="a1109" text:class-names="" text:cond-style-name=""><text:span text:style-name="a1108" text:class-names="">Output 2</text:span></text:p>
          </draw:text-box>
          <svg:title/>
          <svg:desc/>
        </draw:frame>
        <draw:frame draw:id="id152" draw:name="Table 6" svg:x="2.83465in" svg:y="3.71626in" svg:width="6.75996in" svg:height="0.4in">
          <table:table table:style-name="a1111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112" table:default-cell-style-name=""/>
            <table:table-column table:style-name="a1113" table:default-cell-style-name=""/>
            <table:table-column table:style-name="a1114" table:default-cell-style-name=""/>
            <table:table-column table:style-name="a1115" table:default-cell-style-name=""/>
            <table:table-column table:style-name="a1116" table:default-cell-style-name=""/>
            <table:table-column table:style-name="a1117" table:default-cell-style-name=""/>
            <table:table-column table:style-name="a1118" table:default-cell-style-name=""/>
            <table:table-row table:style-name="a1119" table:default-cell-style-name="">
              <table:table-cell table:style-name="a1123">
                <text:p text:style-name="a1122" text:class-names="" text:cond-style-name=""><text:span text:style-name="a1120" text:class-names="">8.25</text:span><text:span text:style-name="a1121" text:class-names=""/></text:p>
              </table:table-cell>
              <table:table-cell table:style-name="a1127">
                <text:p text:style-name="a1126" text:class-names="" text:cond-style-name=""><text:span text:style-name="a1124" text:class-names=""><text:s text:c="1"/>10.5</text:span><text:span text:style-name="a1125" text:class-names=""/></text:p>
              </table:table-cell>
              <table:table-cell table:style-name="a1131">
                <text:p text:style-name="a1130" text:class-names="" text:cond-style-name=""><text:span text:style-name="a1128" text:class-names=""><text:s text:c="1"/>12.75</text:span><text:span text:style-name="a1129" text:class-names=""/></text:p>
              </table:table-cell>
              <table:table-cell table:style-name="a1135">
                <text:p text:style-name="a1134" text:class-names="" text:cond-style-name=""><text:span text:style-name="a1132" text:class-names=""><text:s text:c="3"/>15</text:span><text:span text:style-name="a1133" text:class-names=""/></text:p>
              </table:table-cell>
              <table:table-cell table:style-name="a1139">
                <text:p text:style-name="a1138" text:class-names="" text:cond-style-name=""><text:span text:style-name="a1136" text:class-names=""><text:s text:c="2"/>17.25</text:span><text:span text:style-name="a1137" text:class-names=""/></text:p>
              </table:table-cell>
              <table:table-cell table:style-name="a1143">
                <text:p text:style-name="a1142" text:class-names="" text:cond-style-name=""><text:span text:style-name="a1140" text:class-names=""><text:s text:c="2"/>19.5</text:span><text:span text:style-name="a1141" text:class-names=""/></text:p>
              </table:table-cell>
              <table:table-cell table:style-name="a1147">
                <text:p text:style-name="a1146" text:class-names="" text:cond-style-name=""><text:span text:style-name="a1144" text:class-names=""><text:s text:c="2"/>21.75</text:span><text:span text:style-name="a1145" text:class-names=""/></text:p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custom-shape svg:x="2.99611in" svg:y="2.87167in" svg:width="0.40495in" svg:height="0.8375in" draw:id="id153" draw:style-name="a1150" draw:name="Straight Connector 7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40106in" svg:y="2.86261in" svg:width="1.07578in" svg:height="0.86009in" draw:id="id154" draw:style-name="a1153" draw:name="Straight Connector 8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83465in" svg:y="1.66732in" svg:width="0.14222in" svg:height="0.79529in" draw:id="id155" draw:style-name="a1156" draw:name="Straight Connector 9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97686in" svg:y="1.68467in" svg:width="1.18712in" svg:height="0.76553in" draw:id="id156" draw:style-name="a1159" draw:name="Straight Connector 10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70528in" svg:y="1.70271in" svg:width="1.08386in" svg:height="0.74749in" draw:id="id157" draw:style-name="a1162" draw:name="Straight Connector 11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3878in" svg:y="1.68467in" svg:width="0.14222in" svg:height="0.76553in" draw:id="id158" draw:style-name="a1165" draw:name="Straight Connector 12">
          <svg:title/>
          <svg:desc/>
          <text:p text:style-name="a1164" text:class-names="" text:cond-style-name=""><text:span text:style-name="a116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9" draw:style-name="a1176" draw:name="TextBox 13" svg:x="8.38418in" svg:y="4.76027in" svg:width="2.38583in" svg:height="1.49842in">
          <draw:text-box>
            <text:p text:style-name="a1167" text:class-names="" text:cond-style-name=""><text:span text:style-name="a1166" text:class-names="">Stride = 2</text:span></text:p>
            <text:p text:style-name="a1169" text:class-names="" text:cond-style-name=""><text:span text:style-name="a1168" text:class-names="">Kernel size = 2</text:span></text:p>
            <text:p text:style-name="a1171" text:class-names="" text:cond-style-name=""><text:span text:style-name="a1170" text:class-names="">Weights = (0.5, 1.0)</text:span></text:p>
            <text:p text:style-name="a1173" text:class-names="" text:cond-style-name=""><text:span text:style-name="a1172" text:class-names="">Dilation = 2</text:span></text:p>
            <text:p text:style-name="a1175" text:class-names="" text:cond-style-name=""><text:span text:style-name="a1174" text:class-names="">Padding = 0</text:span></text:p>
          </draw:text-box>
          <svg:title/>
          <svg:desc/>
        </draw:frame>
        <draw:custom-shape svg:x="8.38418in" svg:y="1.69215in" svg:width="1.01038in" svg:height="0.74749in" draw:id="id160" draw:style-name="a1179" draw:name="Straight Connector 14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39456in" svg:y="1.68467in" svg:width="0.30437in" svg:height="0.74749in" draw:id="id161" draw:style-name="a1182" draw:name="Straight Connector 15">
          <svg:title/>
          <svg:desc/>
          <text:p text:style-name="a1181" text:class-names="" text:cond-style-name=""><text:span text:style-name="a118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91398in" svg:y="2.84041in" svg:width="1.07578in" svg:height="0.86344in" draw:id="id162" draw:style-name="a1185" draw:name="Straight Connector 18">
          <svg:title/>
          <svg:desc/>
          <text:p text:style-name="a1184" text:class-names="" text:cond-style-name=""><text:span text:style-name="a118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98975in" svg:y="2.86261in" svg:width="0.60485in" svg:height="0.84459in" draw:id="id163" draw:style-name="a1188" draw:name="Straight Connector 20">
          <svg:title/>
          <svg:desc/>
          <text:p text:style-name="a1187" text:class-names="" text:cond-style-name=""><text:span text:style-name="a118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24292in" svg:y="1.68467in" svg:width="0.07918in" svg:height="0.78223in" draw:id="id164" draw:style-name="a1191" draw:name="Straight Connector 21">
          <svg:title/>
          <svg:desc/>
          <text:p text:style-name="a1190" text:class-names="" text:cond-style-name=""><text:span text:style-name="a118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33571in" svg:y="1.70803in" svg:width="1.08386in" svg:height="0.74749in" draw:id="id165" draw:style-name="a1194" draw:name="Straight Connector 22">
          <svg:title/>
          <svg:desc/>
          <text:p text:style-name="a1193" text:class-names="" text:cond-style-name=""><text:span text:style-name="a119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200">
          <draw:frame draw:id="id166" draw:style-name="a1197" draw:name="Slide Number Placeholder 6" svg:x="4.67953in" svg:y="11.10827in" svg:width="3.5878in" svg:height="0.58425in">
            <draw:text-box>
              <text:p text:style-name="a1196" text:class-names="" text:cond-style-name=""><text:span text:style-name="a119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67" presentation:style-name="a1198" draw:name="Slide Image Placeholder 1">
            <svg:title/>
            <svg:desc/>
          </draw:page-thumbnail>
          <draw:frame draw:id="id168" presentation:style-name="a11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01" draw:master-page-name="Master1-Layout7-blank-Blank" presentation:presentation-page-layout-name="Master1-PPL7" draw:id="Slide-260">
        <draw:frame draw:id="id169" draw:name="Table 1" svg:x="2.44291in" svg:y="1.28504in" svg:width="7.6189in" svg:height="0.4in">
          <table:table table:style-name="a120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203" table:default-cell-style-name=""/>
            <table:table-column table:style-name="a1204" table:default-cell-style-name=""/>
            <table:table-column table:style-name="a1205" table:default-cell-style-name=""/>
            <table:table-column table:style-name="a1206" table:default-cell-style-name=""/>
            <table:table-column table:style-name="a1207" table:default-cell-style-name=""/>
            <table:table-column table:style-name="a1208" table:default-cell-style-name=""/>
            <table:table-column table:style-name="a1209" table:default-cell-style-name=""/>
            <table:table-column table:style-name="a1210" table:default-cell-style-name=""/>
            <table:table-column table:style-name="a1211" table:default-cell-style-name=""/>
            <table:table-column table:style-name="a1212" table:default-cell-style-name=""/>
            <table:table-column table:style-name="a1213" table:default-cell-style-name=""/>
            <table:table-row table:style-name="a1214" table:default-cell-style-name="">
              <table:table-cell table:style-name="a1217">
                <text:p text:style-name="a1216" text:class-names="" text:cond-style-name=""><text:span text:style-name="a1215" text:class-names="">1</text:span></text:p>
              </table:table-cell>
              <table:table-cell table:style-name="a1220">
                <text:p text:style-name="a1219" text:class-names="" text:cond-style-name=""><text:span text:style-name="a1218" text:class-names="">2</text:span></text:p>
              </table:table-cell>
              <table:table-cell table:style-name="a1223">
                <text:p text:style-name="a1222" text:class-names="" text:cond-style-name=""><text:span text:style-name="a1221" text:class-names="">3</text:span></text:p>
              </table:table-cell>
              <table:table-cell table:style-name="a1226">
                <text:p text:style-name="a1225" text:class-names="" text:cond-style-name=""><text:span text:style-name="a1224" text:class-names="">4</text:span></text:p>
              </table:table-cell>
              <table:table-cell table:style-name="a1229">
                <text:p text:style-name="a1228" text:class-names="" text:cond-style-name=""><text:span text:style-name="a1227" text:class-names="">5</text:span></text:p>
              </table:table-cell>
              <table:table-cell table:style-name="a1232">
                <text:p text:style-name="a1231" text:class-names="" text:cond-style-name=""><text:span text:style-name="a1230" text:class-names="">6</text:span></text:p>
              </table:table-cell>
              <table:table-cell table:style-name="a1235">
                <text:p text:style-name="a1234" text:class-names="" text:cond-style-name=""><text:span text:style-name="a1233" text:class-names="">7</text:span></text:p>
              </table:table-cell>
              <table:table-cell table:style-name="a1238">
                <text:p text:style-name="a1237" text:class-names="" text:cond-style-name=""><text:span text:style-name="a1236" text:class-names="">8</text:span></text:p>
              </table:table-cell>
              <table:table-cell table:style-name="a1241">
                <text:p text:style-name="a1240" text:class-names="" text:cond-style-name=""><text:span text:style-name="a1239" text:class-names="">9</text:span></text:p>
              </table:table-cell>
              <table:table-cell table:style-name="a1244">
                <text:p text:style-name="a1243" text:class-names="" text:cond-style-name=""><text:span text:style-name="a1242" text:class-names="">10</text:span></text:p>
              </table:table-cell>
              <table:table-cell table:style-name="a1247">
                <text:p text:style-name="a1246" text:class-names="" text:cond-style-name=""><text:span text:style-name="a1245" text:class-names="">11</text:span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70" draw:name="Table 2" svg:x="3.76063in" svg:y="2.27205in" svg:width="4.3378in" svg:height="0.4in">
          <table:table table:style-name="a1248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249" table:default-cell-style-name=""/>
            <table:table-column table:style-name="a1250" table:default-cell-style-name=""/>
            <table:table-column table:style-name="a1251" table:default-cell-style-name=""/>
            <table:table-column table:style-name="a1252" table:default-cell-style-name=""/>
            <table:table-column table:style-name="a1253" table:default-cell-style-name=""/>
            <table:table-row table:style-name="a1254" table:default-cell-style-name="">
              <table:table-cell table:style-name="a1257">
                <text:p text:style-name="a1256" text:class-names="" text:cond-style-name=""><text:span text:style-name="a1255" text:class-names="">2.5</text:span></text:p>
              </table:table-cell>
              <table:table-cell table:style-name="a1260">
                <text:p text:style-name="a1259" text:class-names="" text:cond-style-name=""><text:span text:style-name="a1258" text:class-names="">5.5</text:span></text:p>
              </table:table-cell>
              <table:table-cell table:style-name="a1263">
                <text:p text:style-name="a1262" text:class-names="" text:cond-style-name=""><text:span text:style-name="a1261" text:class-names="">8.5</text:span></text:p>
              </table:table-cell>
              <table:table-cell table:style-name="a1266">
                <text:p text:style-name="a1265" text:class-names="" text:cond-style-name=""><text:span text:style-name="a1264" text:class-names="">11.5</text:span></text:p>
              </table:table-cell>
              <table:table-cell table:style-name="a1269">
                <text:p text:style-name="a1268" text:class-names="" text:cond-style-name=""><text:span text:style-name="a1267" text:class-names="">14.5</text:span></text:p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171" draw:name="Table 3" svg:x="4.87953in" svg:y="3.33543in" svg:width="1.77402in" svg:height="0.4in">
          <table:table table:style-name="a127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271" table:default-cell-style-name=""/>
            <table:table-column table:style-name="a1272" table:default-cell-style-name=""/>
            <table:table-row table:style-name="a1273" table:default-cell-style-name="">
              <table:table-cell table:style-name="a1276">
                <text:p text:style-name="a1275" text:class-names="" text:cond-style-name=""><text:span text:style-name="a1274" text:class-names="">6.75</text:span></text:p>
              </table:table-cell>
              <table:table-cell table:style-name="a1279">
                <text:p text:style-name="a1278" text:class-names="" text:cond-style-name=""><text:span text:style-name="a1277" text:class-names="">15.75</text:span></text:p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draw:custom-shape svg:x="4.25197in" svg:y="2.65433in" svg:width="1.02362in" svg:height="0.6811in" draw:id="id172" draw:style-name="a1282" draw:name="Straight Connector 4">
          <svg:title/>
          <svg:desc/>
          <text:p text:style-name="a1281" text:class-names="" text:cond-style-name=""><text:span text:style-name="a128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1811in" svg:y="2.65433in" svg:width="0.15748in" svg:height="0.6811in" draw:id="id173" draw:style-name="a1285" draw:name="Straight Connector 5">
          <svg:title/>
          <svg:desc/>
          <text:p text:style-name="a1284" text:class-names="" text:cond-style-name=""><text:span text:style-name="a128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83465in" svg:y="1.66732in" svg:width="1.33858in" svg:height="0.60472in" draw:id="id174" draw:style-name="a1288" draw:name="Straight Connector 6">
          <svg:title/>
          <svg:desc/>
          <text:p text:style-name="a1287" text:class-names="" text:cond-style-name=""><text:span text:style-name="a128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38583in" svg:y="1.66732in" svg:width="0.7874in" svg:height="0.60472in" draw:id="id175" draw:style-name="a1291" draw:name="Straight Connector 7">
          <svg:title/>
          <svg:desc/>
          <text:p text:style-name="a1290" text:class-names="" text:cond-style-name=""><text:span text:style-name="a128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1.66732in" svg:width="0.86614in" svg:height="0.60472in" draw:id="id176" draw:style-name="a1294" draw:name="Straight Connector 8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8189in" svg:y="1.66732in" svg:width="0.15748in" svg:height="0.60472in" draw:id="id177" draw:style-name="a1297" draw:name="Straight Connector 9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8" draw:style-name="a1302" draw:name="TextBox 10" svg:x="1.49606in" svg:y="1.25984in" svg:width="1.02362in" svg:height="0.65866in">
          <draw:text-box>
            <text:p text:style-name="a1299" text:class-names="" text:cond-style-name=""><text:span text:style-name="a1298" text:class-names="">Input</text:span></text:p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179" draw:style-name="a1305" draw:name="TextBox 11" svg:x="1.49606in" svg:y="2.28346in" svg:width="1.1811in" svg:height="0.37874in">
          <draw:text-box>
            <text:p text:style-name="a1304" text:class-names="" text:cond-style-name=""><text:span text:style-name="a1303" text:class-names="">Output 1</text:span></text:p>
          </draw:text-box>
          <svg:title/>
          <svg:desc/>
        </draw:frame>
        <draw:frame draw:id="id180" draw:style-name="a1308" draw:name="TextBox 12" svg:x="1.49685in" svg:y="3.34646in" svg:width="1.1811in" svg:height="0.37874in">
          <draw:text-box>
            <text:p text:style-name="a1307" text:class-names="" text:cond-style-name=""><text:span text:style-name="a1306" text:class-names="">Output 2</text:span></text:p>
          </draw:text-box>
          <svg:title/>
          <svg:desc/>
        </draw:frame>
        <draw:frame draw:id="id181" draw:style-name="a1319" draw:name="TextBox 13" svg:x="7.79528in" svg:y="2.35984in" svg:width="2.38583in" svg:height="1.49842in">
          <draw:text-box>
            <text:p text:style-name="a1310" text:class-names="" text:cond-style-name=""><text:span text:style-name="a1309" text:class-names="">Stride = 2</text:span></text:p>
            <text:p text:style-name="a1312" text:class-names="" text:cond-style-name=""><text:span text:style-name="a1311" text:class-names="">Kernel size = 2</text:span></text:p>
            <text:p text:style-name="a1314" text:class-names="" text:cond-style-name=""><text:span text:style-name="a1313" text:class-names="">Weights = (0.5, 1.0)</text:span></text:p>
            <text:p text:style-name="a1316" text:class-names="" text:cond-style-name=""><text:span text:style-name="a1315" text:class-names="">Dilation = 1</text:span></text:p>
            <text:p text:style-name="a1318" text:class-names="" text:cond-style-name=""><text:span text:style-name="a1317" text:class-names="">Padding = 0</text:span></text:p>
          </draw:text-box>
          <svg:title/>
          <svg:desc/>
        </draw:frame>
        <presentation:notes draw:style-name="a1325">
          <draw:frame draw:id="id182" draw:style-name="a1322" draw:name="Slide Number Placeholder 6" svg:x="4.67953in" svg:y="11.10827in" svg:width="3.5878in" svg:height="0.58425in">
            <draw:text-box>
              <text:p text:style-name="a1321" text:class-names="" text:cond-style-name=""><text:span text:style-name="a1320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83" presentation:style-name="a1323" draw:name="Slide Image Placeholder 1">
            <svg:title/>
            <svg:desc/>
          </draw:page-thumbnail>
          <draw:frame draw:id="id184" presentation:style-name="a13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31" svg:viewBox="0 0 20 30" svg:d="m10 0-10 30h20z"/>
    <draw:marker draw:name="a600" svg:viewBox="0 0 20 30" svg:d="m10 0-10 30h20z"/>
    <draw:marker draw:name="a727" svg:viewBox="0 0 20 30" svg:d="m10 0-10 30h20z"/>
    <draw:marker draw:name="a735" svg:viewBox="0 0 20 30" svg:d="m10 0-10 30h20z"/>
    <draw:marker draw:name="a604" svg:viewBox="0 0 20 30" svg:d="m10 0-10 30h20z"/>
    <draw:marker draw:name="a739" svg:viewBox="0 0 20 30" svg:d="m10 0-10 30h20z"/>
    <draw:marker draw:name="a572" svg:viewBox="0 0 20 30" svg:d="m10 0-10 30h20z"/>
    <draw:marker draw:name="a568" svg:viewBox="0 0 20 30" svg:d="m10 0-10 30h20z"/>
    <draw:marker draw:name="a825" svg:viewBox="0 0 20 30" svg:d="m10 0-10 30h20z"/>
    <draw:marker draw:name="a580" svg:viewBox="0 0 20 30" svg:d="m10 0-10 30h20z"/>
    <draw:marker draw:name="a576" svg:viewBox="0 0 20 30" svg:d="m10 0-10 30h20z"/>
    <draw:marker draw:name="a833" svg:viewBox="0 0 20 30" svg:d="m10 0-10 30h20z"/>
    <draw:marker draw:name="a829" svg:viewBox="0 0 20 30" svg:d="m10 0-10 30h20z"/>
    <draw:marker draw:name="a837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 Gucci</meta:initial-creator>
    <dc:creator>Sharath Rao</dc:creator>
    <meta:creation-date>2018-08-07T11:44:41Z</meta:creation-date>
    <dc:date>2020-01-13T15:05:16Z</dc:date>
    <meta:editing-cycles>15</meta:editing-cycles>
    <meta:editing-duration>PT11886S</meta:editing-duration>
    <meta:document-statistic meta:paragraph-count="153" meta:word-count="248"/>
  </office:meta>
</office:document-meta>
</file>